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T1" style:family="text">
      <style:text-properties officeooo:rsid="00049c1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📄 README – Proyecto Base de Datos Gestión Académica – Historia<text:span text:style-name="T1"> de usuario - 2</text:span></text:h>
      <text:h text:style-name="Heading_20_2" text:outline-level="2">1️⃣ Esquema y Base de Datos</text:h>
      <text:list text:style-name="L1">
        <text:list-item>
          <text:p text:style-name="P4"><text:span text:style-name="Strong_20_Emphasis">Esquema</text:span>: <text:span text:style-name="Source_20_Text">mi_esquema</text:span></text:p>
          <text:list>
            <text:list-item>
              <text:p text:style-name="P4">Se creó para mantener las tablas organizadas y no depender del esquema <text:span text:style-name="Source_20_Text">public</text:span>.</text:p>
            </text:list-item>
          </text:list>
        </text:list-item>
        <text:list-item>
          <text:p text:style-name="P4"><text:span text:style-name="Strong_20_Emphasis">Uso</text:span>: <text:span text:style-name="Source_20_Text">SET search_path TO mi_esquema;</text:span> asegura que todas las tablas y vistas se creen dentro del esquema correcto.</text:p>
        </text:list-item>
      </text:list>
      <text:p text:style-name="Horizontal_20_Line"/>
      <text:h text:style-name="Heading_20_2" text:outline-level="2">2️⃣ Tablas</text:h>
      <text:h text:style-name="Heading_20_3" text:outline-level="3"><text:span text:style-name="Strong_20_Emphasis">estudiantes</text:span></text:h>
      <text:list text:style-name="L2">
        <text:list-item>
          <text:p text:style-name="P5"><text:span text:style-name="Strong_20_Emphasis">Propósito</text:span>: almacenar información personal y académica de los estudiantes.</text:p>
        </text:list-item>
        <text:list-item>
          <text:p text:style-name="P5"><text:span text:style-name="Strong_20_Emphasis">Columnas</text:span>:</text:p>
          <text:list>
            <text:list-item>
              <text:p text:style-name="P5"><text:span text:style-name="Source_20_Text">id_estudiante</text:span>: PK, autoincremental (<text:span text:style-name="Source_20_Text">SERIAL</text:span>).</text:p>
            </text:list-item>
            <text:list-item>
              <text:p text:style-name="P5"><text:span text:style-name="Source_20_Text">nombre_completo</text:span>: obligatorio.</text:p>
            </text:list-item>
            <text:list-item>
              <text:p text:style-name="P5"><text:span text:style-name="Source_20_Text">correo_electronico</text:span>: obligatorio y único.</text:p>
            </text:list-item>
            <text:list-item>
              <text:p text:style-name="P5"><text:span text:style-name="Source_20_Text">genero</text:span>: obligatorio.</text:p>
            </text:list-item>
            <text:list-item>
              <text:p text:style-name="P5"><text:span text:style-name="Source_20_Text">identificacion</text:span>: obligatorio y único.</text:p>
            </text:list-item>
            <text:list-item>
              <text:p text:style-name="P5"><text:span text:style-name="Source_20_Text">carrera</text:span>: obligatorio.</text:p>
            </text:list-item>
            <text:list-item>
              <text:p text:style-name="P5"><text:span text:style-name="Source_20_Text">fecha_nacimiento</text:span>: obligatorio.</text:p>
            </text:list-item>
            <text:list-item>
              <text:p text:style-name="P5"><text:span text:style-name="Source_20_Text">fecha_ingreso</text:span>: obligatorio, debe ser posterior o igual a <text:span text:style-name="Source_20_Text">fecha_nacimiento</text:span>.</text:p>
            </text:list-item>
            <text:list-item>
              <text:p text:style-name="P5"><text:span text:style-name="Source_20_Text">estado_academico</text:span>: agregada con <text:span text:style-name="Source_20_Text">ALTER TABLE</text:span> para seguimiento de situación académica.</text:p>
            </text:list-item>
          </text:list>
        </text:list-item>
      </text:list>
      <text:p text:style-name="Horizontal_20_Line"/>
      <text:h text:style-name="Heading_20_3" text:outline-level="3"><text:span text:style-name="Strong_20_Emphasis">docentes</text:span></text:h>
      <text:list text:style-name="L3">
        <text:list-item>
          <text:p text:style-name="P6"><text:span text:style-name="Strong_20_Emphasis">Propósito</text:span>: almacenar información de los profesores.</text:p>
        </text:list-item>
        <text:list-item>
          <text:p text:style-name="P6"><text:span text:style-name="Strong_20_Emphasis">Columnas</text:span>:</text:p>
          <text:list>
            <text:list-item>
              <text:p text:style-name="P6"><text:span text:style-name="Source_20_Text">id_docente</text:span>: PK, autoincremental.</text:p>
            </text:list-item>
            <text:list-item>
              <text:p text:style-name="P6"><text:span text:style-name="Source_20_Text">nombre_completo</text:span>: obligatorio.</text:p>
            </text:list-item>
            <text:list-item>
              <text:p text:style-name="P6"><text:span text:style-name="Source_20_Text">correo_institucional</text:span>: obligatorio y único.</text:p>
            </text:list-item>
            <text:list-item>
              <text:p text:style-name="P6"><text:soft-page-break/><text:span text:style-name="Source_20_Text">departamento_academico</text:span>: obligatorio.</text:p>
            </text:list-item>
            <text:list-item>
              <text:p text:style-name="P6"><text:span text:style-name="Source_20_Text">anios_experiencia</text:span>: obligatorio, mínimo 0 (<text:span text:style-name="Source_20_Text">CHECK</text:span>).</text:p>
            </text:list-item>
          </text:list>
        </text:list-item>
      </text:list>
      <text:p text:style-name="Horizontal_20_Line"/>
      <text:h text:style-name="Heading_20_3" text:outline-level="3"><text:span text:style-name="Strong_20_Emphasis">cursos</text:span></text:h>
      <text:list text:style-name="L4">
        <text:list-item>
          <text:p text:style-name="P7"><text:span text:style-name="Strong_20_Emphasis">Propósito</text:span>: almacenar información de los cursos ofrecidos.</text:p>
        </text:list-item>
        <text:list-item>
          <text:p text:style-name="P7"><text:span text:style-name="Strong_20_Emphasis">Columnas</text:span>:</text:p>
          <text:list>
            <text:list-item>
              <text:p text:style-name="P7"><text:span text:style-name="Source_20_Text">id_curso</text:span>: PK, autoincremental.</text:p>
            </text:list-item>
            <text:list-item>
              <text:p text:style-name="P7"><text:span text:style-name="Source_20_Text">nombre</text:span>: obligatorio.</text:p>
            </text:list-item>
            <text:list-item>
              <text:p text:style-name="P7"><text:span text:style-name="Source_20_Text">codigo</text:span>: obligatorio y único.</text:p>
            </text:list-item>
            <text:list-item>
              <text:p text:style-name="P7"><text:span text:style-name="Source_20_Text">creditos</text:span>: obligatorio, mayor que 0.</text:p>
            </text:list-item>
            <text:list-item>
              <text:p text:style-name="P7"><text:span text:style-name="Source_20_Text">semestre</text:span>: obligatorio, entre 1 y 12.</text:p>
            </text:list-item>
            <text:list-item>
              <text:p text:style-name="P7"><text:span text:style-name="Source_20_Text">id_docente</text:span>: FK a <text:span text:style-name="Source_20_Text">docentes</text:span>, <text:span text:style-name="Source_20_Text">ON DELETE RESTRICT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inscripciones</text:span></text:h>
      <text:list text:style-name="L5">
        <text:list-item>
          <text:p text:style-name="P8"><text:span text:style-name="Strong_20_Emphasis">Propósito</text:span>: relacionar estudiantes con cursos y registrar calificaciones.</text:p>
        </text:list-item>
        <text:list-item>
          <text:p text:style-name="P8"><text:span text:style-name="Strong_20_Emphasis">Columnas</text:span>:</text:p>
          <text:list>
            <text:list-item>
              <text:p text:style-name="P8"><text:span text:style-name="Source_20_Text">id_inscripcion</text:span>: PK, autoincremental.</text:p>
            </text:list-item>
            <text:list-item>
              <text:p text:style-name="P8"><text:span text:style-name="Source_20_Text">id_estudiante</text:span>: FK a <text:span text:style-name="Source_20_Text">estudiantes</text:span>, <text:span text:style-name="Source_20_Text">ON DELETE CASCADE</text:span>.</text:p>
            </text:list-item>
            <text:list-item>
              <text:p text:style-name="P8"><text:span text:style-name="Source_20_Text">id_curso</text:span>: FK a <text:span text:style-name="Source_20_Text">cursos</text:span>, <text:span text:style-name="Source_20_Text">ON DELETE CASCADE</text:span>.</text:p>
            </text:list-item>
            <text:list-item>
              <text:p text:style-name="P8"><text:span text:style-name="Source_20_Text">fecha_inscripcion</text:span>: obligatorio.</text:p>
            </text:list-item>
            <text:list-item>
              <text:p text:style-name="P8"><text:span text:style-name="Source_20_Text">calificacion_final</text:span>: entre 0 y 10.</text:p>
            </text:list-item>
          </text:list>
        </text:list-item>
      </text:list>
      <text:p text:style-name="Horizontal_20_Line"/>
      <text:h text:style-name="Heading_20_2" text:outline-level="2">3️⃣ Datos de ejemplo</text:h>
      <text:list text:style-name="L6">
        <text:list-item>
          <text:p text:style-name="P9"><text:span text:style-name="Strong_20_Emphasis">5 estudiantes</text:span>, <text:span text:style-name="Strong_20_Emphasis">3 docentes</text:span>, <text:span text:style-name="Strong_20_Emphasis">4 cursos</text:span>, <text:span text:style-name="Strong_20_Emphasis">8 inscripciones</text:span>.</text:p>
        </text:list-item>
        <text:list-item>
          <text:p text:style-name="P9">Permite probar consultas, agregaciones y relaciones.</text:p>
        </text:list-item>
      </text:list>
      <text:p text:style-name="Horizontal_20_Line"/>
      <text:h text:style-name="Heading_20_2" text:outline-level="2">4️⃣ Consultas y análisis</text:h>
      <text:h text:style-name="Heading_20_3" text:outline-level="3"><text:span text:style-name="Strong_20_Emphasis">JOINs</text:span></text:h>
      <text:list text:style-name="L7">
        <text:list-item>
          <text:p text:style-name="P10">Mostrar estudiantes con cursos y calificaciones:</text:p>
        </text:list-item>
      </text:list>
      <text:p text:style-name="P1"><text:soft-page-break/><text:span text:style-name="Source_20_Text">SELECT e.nombre_completo, c.nombre AS curso, i.calificacion_final</text:span></text:p>
      <text:p text:style-name="P2"><text:span text:style-name="Source_20_Text">FROM inscripciones i</text:span></text:p>
      <text:p text:style-name="P2"><text:span text:style-name="Source_20_Text">JOIN estudiantes e ON i.id_estudiante = e.id_estudiante</text:span></text:p>
      <text:p text:style-name="P3"><text:span text:style-name="Source_20_Text">JOIN cursos c ON i.id_curso = c.id_curso;</text:span></text:p>
      <text:h text:style-name="Heading_20_3" text:outline-level="3"><text:span text:style-name="Strong_20_Emphasis">Filtrado por experiencia</text:span></text:h>
      <text:list text:style-name="L8">
        <text:list-item>
          <text:p text:style-name="P11">Cursos dictados por docentes con &gt;5 años de experiencia.</text:p>
        </text:list-item>
      </text:list>
      <text:h text:style-name="Heading_20_3" text:outline-level="3"><text:span text:style-name="Strong_20_Emphasis">Agregaciones</text:span></text:h>
      <text:list text:style-name="L9">
        <text:list-item>
          <text:p text:style-name="P12">Promedio de calificaciones por curso (<text:span text:style-name="Source_20_Text">AVG</text:span> + <text:span text:style-name="Source_20_Text">GROUP BY</text:span>).</text:p>
        </text:list-item>
        <text:list-item>
          <text:p text:style-name="P12">Estudiantes inscritos en más de un curso (<text:span text:style-name="Source_20_Text">COUNT(*)</text:span> + <text:span text:style-name="Source_20_Text">HAVING</text:span>).</text:p>
        </text:list-item>
        <text:list-item>
          <text:p text:style-name="P12">Cursos con más de 2 estudiantes (<text:span text:style-name="Source_20_Text">COUNT(*)</text:span> + <text:span text:style-name="Source_20_Text">HAVING</text:span>).</text:p>
        </text:list-item>
      </text:list>
      <text:p text:style-name="Horizontal_20_Line"/>
      <text:h text:style-name="Heading_20_2" text:outline-level="2">5️⃣ Subconsultas y funciones</text:h>
      <text:list text:style-name="L10">
        <text:list-item>
          <text:p text:style-name="P13"><text:span text:style-name="Strong_20_Emphasis">Promedio de estudiante &gt; promedio general</text:span>: usa subconsulta y <text:span text:style-name="Source_20_Text">AVG</text:span>.</text:p>
        </text:list-item>
        <text:list-item>
          <text:p text:style-name="P13"><text:span text:style-name="Strong_20_Emphasis">Carreras con estudiantes en cursos semestre &gt;=2</text:span>: usa <text:span text:style-name="Source_20_Text">IN</text:span> + <text:span text:style-name="Source_20_Text">DISTINCT</text:span>.</text:p>
        </text:list-item>
        <text:list-item>
          <text:p text:style-name="P13"><text:span text:style-name="Strong_20_Emphasis">Indicadores agregados</text:span>: <text:span text:style-name="Source_20_Text">ROUND(AVG)</text:span>, <text:span text:style-name="Source_20_Text">SUM</text:span>, <text:span text:style-name="Source_20_Text">MAX</text:span>, <text:span text:style-name="Source_20_Text">MIN</text:span>, <text:span text:style-name="Source_20_Text">COUNT</text:span>.</text:p>
        </text:list-item>
      </text:list>
      <text:p text:style-name="Horizontal_20_Line"/>
      <text:h text:style-name="Heading_20_2" text:outline-level="2">6️⃣ Vista</text:h>
      <text:list text:style-name="L11">
        <text:list-item>
          <text:p text:style-name="P14"><text:span text:style-name="Strong_20_Emphasis">Nombre</text:span>: <text:span text:style-name="Source_20_Text">vista_historial_academico</text:span></text:p>
        </text:list-item>
        <text:list-item>
          <text:p text:style-name="P14"><text:span text:style-name="Strong_20_Emphasis">Contenido</text:span>: estudiante, curso, docente, semestre, calificación final.</text:p>
        </text:list-item>
        <text:list-item>
          <text:p text:style-name="P14"><text:span text:style-name="Strong_20_Emphasis">Propósito</text:span>: facilitar consultas y otorgar permisos de solo lectura.</text:p>
        </text:list-item>
        <text:list-item>
          <text:p text:style-name="P14"><text:span text:style-name="Strong_20_Emphasis">Permisos</text:span>: <text:span text:style-name="Source_20_Text">GRANT SELECT ON vista_historial_academico TO current_user</text:span>.</text:p>
        </text:list-item>
      </text:list>
      <text:p text:style-name="Horizontal_20_Line"/>
      <text:h text:style-name="Heading_20_2" text:outline-level="2">7️⃣ Transacciones</text:h>
      <text:list text:style-name="L12">
        <text:list-item>
          <text:p text:style-name="P15"><text:span text:style-name="Strong_20_Emphasis">BEGIN / SAVEPOINT / ROLLBACK / COMMIT</text:span></text:p>
        </text:list-item>
        <text:list-item>
          <text:p text:style-name="P15">Permite actualizar calificaciones de forma segura y deshacer cambios parciales.</text:p>
        </text:list-item>
        <text:list-item>
          <text:p text:style-name="P15">Ejemplo:</text:p>
          <text:list>
            <text:list-item>
              <text:p text:style-name="P15">Se cambia una calificación.</text:p>
            </text:list-item>
            <text:list-item>
              <text:p text:style-name="P15">Se crea un <text:span text:style-name="Source_20_Text">SAVEPOINT</text:span>.</text:p>
            </text:list-item>
            <text:list-item>
              <text:p text:style-name="P15">Se hace otra actualización.</text:p>
            </text:list-item>
            <text:list-item>
              <text:p text:style-name="P15">Se deshace solo hasta el punto de guardado (<text:span text:style-name="Source_20_Text">ROLLBACK TO SAVEPOINT</text:span>).</text:p>
            </text:list-item>
            <text:list-item>
              <text:p text:style-name="P15"><text:soft-page-break/>Se confirma el resto (<text:span text:style-name="Source_20_Text">COMMIT</text:span>).</text:p>
            </text:list-item>
          </text:list>
        </text:list-item>
      </text:list>
      <text:p text:style-name="Horizontal_20_Line"/>
      <text:h text:style-name="Heading_20_2" text:outline-level="2">8️⃣ Restricciones y seguridad</text:h>
      <text:list text:style-name="L13">
        <text:list-item>
          <text:p text:style-name="P16"><text:span text:style-name="Source_20_Text">PRIMARY KEY</text:span>: identifica registros únicos.</text:p>
        </text:list-item>
        <text:list-item>
          <text:p text:style-name="P16"><text:span text:style-name="Source_20_Text">UNIQUE</text:span>: evita duplicados en correo e identificación.</text:p>
        </text:list-item>
        <text:list-item>
          <text:p text:style-name="P16"><text:span text:style-name="Source_20_Text">NOT NULL</text:span>: campos obligatorios.</text:p>
        </text:list-item>
        <text:list-item>
          <text:p text:style-name="P16"><text:span text:style-name="Source_20_Text">CHECK</text:span>: asegura valores lógicos.</text:p>
        </text:list-item>
        <text:list-item>
          <text:p text:style-name="P16"><text:span text:style-name="Source_20_Text">FOREIGN KEY</text:span>: relaciones entre tablas.</text:p>
        </text:list-item>
        <text:list-item>
          <text:p text:style-name="P16"><text:span text:style-name="Source_20_Text">ON DELETE CASCADE/RESTRICT</text:span>: control de borrado de registros relacionado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20:18:48.292734325</meta:creation-date>
    <dc:date>2026-02-13T20:20:29.682251829</dc:date>
    <meta:editing-duration>PT1M42S</meta:editing-duration>
    <meta:editing-cycles>1</meta:editing-cycles>
    <meta:document-statistic meta:table-count="0" meta:image-count="0" meta:object-count="0" meta:page-count="4" meta:paragraph-count="84" meta:word-count="500" meta:character-count="3357" meta:non-whitespace-character-count="3003"/>
    <meta:generator>LibreOffice/24.2.7.2$Linux_X86_64 LibreOffice_project/420$Build-2</meta:generator>
  </office:meta>
</office:document-meta>
</file>